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Standard">
      <style:text-properties officeooo:paragraph-rsid="1041db9b"/>
    </style:style>
    <style:style style:name="P81" style:family="paragraph" style:parent-style-name="Footnote">
      <style:text-properties officeooo:paragraph-rsid="104658df"/>
    </style:style>
    <style:style style:name="P82" style:family="paragraph" style:parent-style-name="Standard">
      <style:text-properties officeooo:paragraph-rsid="104f81b5"/>
    </style:style>
    <style:style style:name="P83" style:family="paragraph" style:parent-style-name="Standard">
      <style:text-properties officeooo:rsid="101e3872" officeooo:paragraph-rsid="10505b46"/>
    </style:style>
    <style:style style:name="P84" style:family="paragraph" style:parent-style-name="Standard">
      <style:text-properties officeooo:paragraph-rsid="1057599b"/>
    </style:style>
    <style:style style:name="P85" style:family="paragraph" style:parent-style-name="Footnote">
      <style:text-properties officeooo:paragraph-rsid="102291f9"/>
    </style:style>
    <style:style style:name="P86" style:family="paragraph" style:parent-style-name="Standard">
      <style:text-properties officeooo:paragraph-rsid="10589da9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style:font-size-asian="12pt" style:font-size-complex="12pt"/>
    </style:style>
    <style:style style:name="T253" style:family="text">
      <style:text-properties style:use-window-font-color="true" loext:opacity="0%" style:font-name="Liberation Sans" officeooo:rsid="0efd8e5c"/>
    </style:style>
    <style:style style:name="T25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officeooo:rsid="04473353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fo:font-size="10pt" officeooo:rsid="04473353" style:font-size-asian="10pt" style:font-size-complex="10pt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officeooo:rsid="0e80285f"/>
    </style:style>
    <style:style style:name="T264" style:family="text">
      <style:text-properties officeooo:rsid="0e838e2a"/>
    </style:style>
    <style:style style:name="T265" style:family="text">
      <style:text-properties officeooo:rsid="0e83c34e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3" style:family="text">
      <style:text-properties officeooo:rsid="0f0ca65a"/>
    </style:style>
    <style:style style:name="T274" style:family="text">
      <style:text-properties officeooo:rsid="1031b2ca"/>
    </style:style>
    <style:style style:name="T275" style:family="text">
      <style:text-properties officeooo:rsid="0aace3cd"/>
    </style:style>
    <style:style style:name="T276" style:family="text">
      <style:text-properties officeooo:rsid="0f95a7a0"/>
    </style:style>
    <style:style style:name="T277" style:family="text">
      <style:text-properties officeooo:rsid="0f8f58bd"/>
    </style:style>
    <style:style style:name="T278" style:family="text">
      <style:text-properties officeooo:rsid="0e5635a7"/>
    </style:style>
    <style:style style:name="T279" style:family="text">
      <style:text-properties style:font-name="Ubuntu1" fo:font-size="10pt" officeooo:rsid="04473353" style:font-size-asian="10pt" style:font-size-complex="10pt"/>
    </style:style>
    <style:style style:name="T28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8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65">C</text:span><text:span text:style-name="T164">hecklist voor </text:span><text:span text:style-name="T166">de installatie</text:span><text:span text:style-name="T164"> van </text:span><text:span text:style-name="T164"><text:user-field-get text:name="Distro">Debian</text:user-field-get></text:span><text:span text:style-name="T167"><text:s/></text:span><text:span text:style-name="T167"><text:user-field-get text:name="Version">12</text:user-field-get></text:span><text:span text:style-name="Strong_20_Emphasis"><text:span text:style-name="T193"><text:s/></text:span></text:span><text:span text:style-name="Strong_20_Emphasis"><text:span text:style-name="T194">LTS</text:span></text:span><text:span text:style-name="T168"><text:note text:id="ftn1" text:note-class="footnote"><text:note-citation>1</text:note-citation><text:note-body><text:p text:style-name="P19"><text:span text:style-name="T199">LTS</text:span><text:span text:style-name="T205"> </text:span><text:span text:style-name="T206">staat voor</text:span><text:span text:style-name="T207"> </text:span><text:span text:style-name="T199">Long-Term Support, langetermijnondersteuning, </text:span><text:span text:style-name="T208">en </text:span><text:span text:style-name="T210">d</text:span><text:span text:style-name="T208">eze </text:span><text:span text:style-name="T214"><text:user-field-get text:name="Distro">Debian</text:user-field-get></text:span><text:span text:style-name="T215"><text:s/></text:span><text:span text:style-name="T215"><text:user-field-get text:name="Version">12</text:user-field-get></text:span><text:span text:style-name="Strong_20_Emphasis"><text:span text:style-name="T195"><text:s/></text:span></text:span><text:span text:style-name="T208">LTS </text:span><text:span text:style-name="T216"><text:user-field-get text:name="Edition">Server</text:user-field-get></text:span><text:span text:style-name="T220"><text:s/></text:span><text:span text:style-name="T211">(codenaam </text:span><text:span text:style-name="T213">bookworm</text:span><text:span text:style-name="T211">) </text:span><text:span text:style-name="T206">van</text:span><text:span text:style-name="T209"> </text:span><text:span text:style-name="T213">juni</text:span><text:span text:style-name="T202"> </text:span><text:span text:style-name="Strong_20_Emphasis"><text:span text:style-name="T109"><text:user-field-get text:name="Releaseyear">2023</text:user-field-get></text:span></text:span><text:span text:style-name="T202"><text:s/></text:span><text:span text:style-name="T199">wordt </text:span><text:span text:style-name="T203">vijf</text:span><text:span text:style-name="T199"> jaar onder</text:span><text:span text:style-name="T212">steund</text:span><text:span text:style-name="T204"> </text:span><text:span text:style-name="T199">tot </text:span><text:span text:style-name="T213">juni</text:span><text:span text:style-name="T200"> </text:span><text:span text:style-name="T199">202</text:span><text:span text:style-name="T213">8</text:span><text:span text:style-name="T201">.</text:span></text:p></text:note-body></text:note></text:span><text:span text:style-name="T169"> </text:span><text:span text:style-name="T169"><text:user-field-get text:name="Edition">Server</text:user-field-get></text:span><text:span text:style-name="T219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73">ONDERSTREEPTE</text:span></text:span><text:span text:style-name="T1"> </text:span><text:span text:style-name="T13">woorden</text:span><text:span text:style-name="T12"> het</text:span><text:span text:style-name="Strong_20_Emphasis"><text:span text:style-name="T272"> </text:span></text:span><text:span text:style-name="Strong_20_Emphasis"><text:span text:style-name="T271">tekstvak</text:span></text:span><text:span text:style-name="T13"> </text:span><text:span text:style-name="T14">in,</text:span><text:span text:style-name="T13"> </text:span><text:span text:style-name="T221">zie </text:span><text:span text:style-name="T253">[</text:span><text:span text:style-name="T221">toelichting</text:span><text:span text:style-name="T253">]</text:span><text:span text:style-name="T13">:</text:span></text:p>
      <text:p text:style-name="P23"><text:span text:style-name="Definition"><text:span text:style-name="T223">g</text:span></text:span><text:span text:style-name="Definition"><text:span text:style-name="T222">ebruiker</text:span></text:span><text:span text:style-name="T228"><text:tab/><text:tab/></text:span><text:span text:style-name="T252"> <text:tab/><text:tab/></text:span><draw:control text:anchor-type="as-char" svg:y="-0.429cm" draw:z-index="6" draw:name="Gebruiker" draw:style-name="gr2" draw:text-style-name="P93" svg:width="6.002cm" svg:height="0.6cm" draw:control="control7"><svg:title>Gebruiker</svg:title><svg:desc>Volledige naam, bijv. Jan Stek</svg:desc></draw:control><text:span text:style-name="T229"><text:tab/></text:span><text:span text:style-name="T230">[</text:span><text:span text:style-name="T224">volledige naam, bijv. </text:span><text:span text:style-name="T249">J</text:span><text:span text:style-name="T250">a</text:span><text:span text:style-name="T249">n </text:span><text:span text:style-name="T250">Jansen</text:span><text:span text:style-name="T251">]</text:span></text:p>
      <text:p text:style-name="Standard"><text:span text:style-name="Definition"><text:span text:style-name="T223">g</text:span></text:span><text:span text:style-name="Definition">ebruikersnaam</text:span><text:span text:style-name="T222"><text:tab/></text:span><text:span text:style-name="T222"><draw:control text:anchor-type="as-char" svg:y="-0.429cm" draw:z-index="7" draw:name="Gberuikersnaam" draw:style-name="gr2" draw:text-style-name="P93" svg:width="6.002cm" svg:height="0.6cm" draw:control="control8"><svg:title>Gebruikersnaam</svg:title><svg:desc>Korte naam, bijv. jan</svg:desc></draw:control></text:span><text:span text:style-name="T222"><text:tab/></text:span><text:span text:style-name="T6">[</text:span><text:span text:style-name="T5">korte naam, bijv. </text:span><text:span text:style-name="T183">j</text:span><text:span text:style-name="T184">a</text:span><text:span text:style-name="T183">n</text:span><text:span text:style-name="T185">]</text:span></text:p>
      <text:p text:style-name="P21"><text:span text:style-name="Definition"><text:span text:style-name="T274">serv</text:span></text:span><text:span text:style-name="Definition">ernaam</text:span><text:span text:style-name="T231"><text:tab/><text:tab/><text:tab/></text:span><text:span text:style-name="T229"><draw:control text:anchor-type="as-char" svg:y="-0.429cm" draw:z-index="8" draw:name="Computernaam" draw:style-name="gr2" draw:text-style-name="P93" svg:width="6.002cm" svg:height="0.6cm" draw:control="control9"><svg:title>Computernaam</svg:title><svg:desc>Unieke naam van de computer</svg:desc></draw:control></text:span><text:span text:style-name="T229"><text:tab/></text:span><text:span text:style-name="T236">[</text:span><text:span text:style-name="T232">naam van de </text:span><text:span text:style-name="T238">server</text:span><text:span text:style-name="T233">, </text:span><text:span text:style-name="T234">bijv. </text:span><text:span text:style-name="T237">sv</text:span><text:span text:style-name="T235">02</text:span><text:span text:style-name="T236">]</text:span></text:p>
      <text:p text:style-name="P22"><text:span text:style-name="Definition"><text:span text:style-name="T241">g</text:span></text:span><text:span text:style-name="Definition"><text:span text:style-name="T240">ebruiker</text:span></text:span><text:span text:style-name="T239"><text:tab/><text:tab/></text:span><text:span text:style-name="T252"> <text:tab/><text:tab/></text:span><text:span text:style-name="T229"><draw:control text:anchor-type="as-char" svg:y="-0.429cm" draw:z-index="13" draw:name="Gebruiker 1" draw:style-name="gr2" draw:text-style-name="P93" svg:width="6.002cm" svg:height="0.6cm" draw:control="control14"><svg:title>Gebruiker</svg:title><svg:desc>Volledige naam, bijv. Jan Stek</svg:desc></draw:control></text:span><text:span text:style-name="T229"><text:tab/></text:span><text:span text:style-name="T230">[</text:span><text:span text:style-name="T224">volledige naam </text:span><text:span text:style-name="T225">evt. </text:span><text:span text:style-name="T227">extra </text:span><text:span text:style-name="T225">gebruiker</text:span><text:span text:style-name="T226">]</text:span></text:p>
      <text:p text:style-name="P53"><text:span text:style-name="Definition"><text:span text:style-name="T241">g</text:span></text:span><text:span text:style-name="Definition"><text:span text:style-name="T240">ebruikersnaam</text:span></text:span><text:span text:style-name="T240"><text:tab/></text:span><text:span text:style-name="T222"><draw:control text:anchor-type="as-char" svg:y="-0.429cm" draw:z-index="14" draw:name="Gberuikersnaam 1" draw:style-name="gr2" draw:text-style-name="P93" svg:width="6.002cm" svg:height="0.6cm" draw:control="control15"><svg:title>Gebruikersnaam</svg:title><svg:desc>Korte naam, bijv. jan</svg:desc></draw:control></text:span><text:span text:style-name="T222"><text:tab/></text:span><text:span text:style-name="T244">[</text:span><text:span text:style-name="T243">korte naam</text:span><text:span text:style-name="T245"> </text:span><text:span text:style-name="T246">evt. </text:span><text:span text:style-name="T248">extra </text:span><text:span text:style-name="T246">gebruiker</text:span><text:span text:style-name="T247">]</text:span></text:p>
      <text:p text:style-name="P24"><text:span text:style-name="T170">Vervang </text:span><text:span text:style-name="T173">de</text:span><text:span text:style-name="T170"> </text:span><text:span text:style-name="Definition"><text:span text:style-name="T17">ONDERSTREEPTE</text:span></text:span><text:span text:style-name="T170"> </text:span><text:span text:style-name="T171">woorden </text:span><text:span text:style-name="T170">in deze checklist door </text:span><text:span text:style-name="T173">d</text:span><text:span text:style-name="T175">i</text:span><text:span text:style-name="T173">e </text:span><text:span text:style-name="T174">in </text:span><text:span text:style-name="T175">het</text:span><text:span text:style-name="Strong_20_Emphasis"><text:span text:style-name="T43"> </text:span></text:span><text:span text:style-name="Strong_20_Emphasis"><text:span text:style-name="T56">tekstvak</text:span></text:span><text:span text:style-name="T170">.</text:span></text:p>
      <text:p text:style-name="P28"/>
      <text:p text:style-name="P28"/>
      <text:p text:style-name="P26"><text:span text:style-name="T181">Nieuwe installatie?</text:span><text:span text:style-name="T172"><text:tab/></text:span><text:span text:style-name="T177"></text:span><text:span text:style-name="T179"><text:tab/></text:span><text:span text:style-name="T178">B</text:span><text:span text:style-name="T172">egin bij hoofdstuk </text:span><text:span text:style-name="T181"><text:bookmark-ref text:reference-format="page" text:ref-name="__RefNumPara__4009_1271708128">2</text:bookmark-ref></text:span><text:span text:style-name="T181"><text:s text:c="2"/></text:span><text:span text:style-name="T182"><text:bookmark-ref text:reference-format="text" text:ref-name="__RefNumPara__4009_1271708128">Installatie uitvoeren</text:bookmark-ref></text:span><text:span text:style-name="T176">.</text:span></text:p>
      <text:p text:style-name="P25"><text:span text:style-name="Strong_20_Emphasis"><text:span text:style-name="T180"/></text:span></text:p>
      <text:p text:style-name="P25"><text:span text:style-name="Strong_20_Emphasis"><text:span text:style-name="T180"/></text:span></text:p>
      <text:list xml:id="list3595748280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6" draw:name="Vorm 2" draw:style-name="gr1" draw:text-style-name="P92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18"><text:span text:style-name="T130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58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9" draw:name="Vorm4" draw:style-name="gr1" draw:text-style-name="P9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7" draw:name="Vorm 3" draw:style-name="gr1" draw:text-style-name="P92" svg:width="0.35cm" svg:height="0.35cm" draw:control="control18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8"><text:span text:style-name="T264">Debian-</text:span><text:span text:style-name="T265">p</text:span>akket kz plaatst documenten en scripts van Karel Zimmer <text:span text:style-name="T263">(zie </text:span><text:a xlink:type="simple" xlink:href="https://karelzimmer.nl/" text:style-name="Internet_20_link" text:visited-style-name="Visited_20_Internet_20_Link"><text:span text:style-name="Strong_20_Emphasis"><text:span text:style-name="T262">karelzimmer.nl</text:span></text:span></text:a><text:span text:style-name="Strong_20_Emphasis"><text:span text:style-name="T155">) </text:span></text:span>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78"><text:span text:style-name="T4">Typ 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3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8" draw:name="Vorm 6" draw:style-name="gr1" draw:text-style-name="P92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78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84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78">1 - 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23242923358272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96">Start de computer op vanaf</text:span><text:span text:style-name="T196"><text:note text:id="ftn4" text:note-class="footnote"><text:note-citation>1</text:note-citation><text:note-body><text:p text:style-name="P8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80">E</text:span></text:span><text:span text:style-name="Definition"><text:span text:style-name="T281">sc</text:span></text:span><text:span text:style-name="Definition"><text:span text:style-name="T129">, </text:span></text:span><text:span text:style-name="Definition"><text:span text:style-name="T282">D</text:span></text:span><text:span text:style-name="Definition"><text:span text:style-name="T281">elete</text:span></text:span><text:span text:style-name="Definition"><text:span text:style-name="T129">, </text:span></text:span><text:span text:style-name="Definition"><text:span text:style-name="T282">F</text:span></text:span><text:span text:style-name="Definition"><text:span text:style-name="T281">1</text:span></text:span><text:span text:style-name="Definition"><text:span text:style-name="T129">, </text:span></text:span><text:span text:style-name="Definition"><text:span text:style-name="T281">F2</text:span></text:span><text:span text:style-name="Definition"><text:span text:style-name="T129">, </text:span></text:span><text:span text:style-name="Definition"><text:span text:style-name="T282">F9, </text:span></text:span><text:span text:style-name="Definition"><text:span text:style-name="T283">F10, F11, </text:span></text:span><text:span text:style-name="Definition"><text:span text:style-name="T284">of</text:span></text:span><text:span text:style-name="Definition"><text:span text:style-name="T283"> </text:span></text:span><text:span text:style-name="Definition"><text:span text:style-name="T282">F12</text:span></text:span><text:span text:style-name="T126">.</text:span></text:p></text:note-body></text:note></text:span><text:span text:style-name="T196"> </text:span><text:span text:style-name="T197">een </text:span><text:span text:style-name="T189"><text:user-field-get text:name="Distro">Debian</text:user-field-get></text:span><text:span text:style-name="T190"><text:s/></text:span><text:span text:style-name="T190"><text:user-field-get text:name="Version">12</text:user-field-get></text:span><text:span text:style-name="Strong_20_Emphasis"><text:span text:style-name="T187"><text:s/></text:span></text:span><text:span text:style-name="Strong_20_Emphasis"><text:span text:style-name="T191"><text:user-field-get text:name="Edition">Server</text:user-field-get></text:span></text:span><text:span text:style-name="Strong_20_Emphasis"><text:span text:style-name="T191"><text:s/></text:span></text:span><text:span text:style-name="Strong_20_Emphasis"><text:span text:style-name="T192">Live</text:span></text:span><text:span text:style-name="T87"><text:note text:id="ftn5" text:note-class="footnote"><text:note-citation>2</text:note-citation><text:note-body><text:p text:style-name="P20"><text:span text:style-name="T256">Vanaf een </text:span><text:span text:style-name="T276">L</text:span><text:span text:style-name="T256">ive </text:span><text:span text:style-name="T277">USB</text:span><text:span text:style-name="T275">-stick </text:span><text:span text:style-name="T278">(</text:span><text:span text:style-name="T275">of </text:span><text:span text:style-name="T277">DVD</text:span><text:span text:style-name="T278">)</text:span><text:span text:style-name="T279"> </text:span><text:span text:style-name="T256">kunt u opstarten en </text:span><text:span text:style-name="T259">met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6">werken zonder enige bestanden op de harde schijf te wijzigen en maakt ook installatie van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6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81"><text:span text:style-name="Strong_20_Emphasis"><text:span text:style-name="T108">In een grafische werkomgeving:<text:line-break/></text:span></text:span><text:span text:style-name="Strong_20_Emphasis"><text:span text:style-name="T101">D</text:span></text:span><text:span text:style-name="Strong_20_Emphasis"><text:span text:style-name="T93">ow</text:span></text:span><text:span text:style-name="Strong_20_Emphasis"><text:span text:style-name="T94">nload </text:span></text:span><text:span text:style-name="Strong_20_Emphasis"><text:span text:style-name="T91">e</text:span></text:span><text:span text:style-name="Strong_20_Emphasis"><text:span text:style-name="T95">e</text:span></text:span><text:span text:style-name="Strong_20_Emphasis"><text:span text:style-name="T96">n</text:span></text:span><text:span text:style-name="Strong_20_Emphasis"><text:span text:style-name="T123"> </text:span></text:span><text:span text:style-name="Strong_20_Emphasis"><text:span text:style-name="T158">cd</text:span></text:span><text:span text:style-name="Strong_20_Emphasis"><text:span text:style-name="T152">-beeldbestand</text:span></text:span><text:span text:style-name="Strong_20_Emphasis"><text:span text:style-name="T94"> </text:span></text:span><text:span text:style-name="Strong_20_Emphasis"><text:span text:style-name="T103">(.iso) </text:span></text:span><text:span text:style-name="Strong_20_Emphasis"><text:span text:style-name="T97">v</text:span></text:span><text:span text:style-name="Strong_20_Emphasis"><text:span text:style-name="T98">anaf</text:span></text:span><text:span text:style-name="Strong_20_Emphasis"><text:span text:style-name="T99"> </text:span></text:span><text:a xlink:type="simple" xlink:href="https://www.debian.org/CD/live/" text:style-name="Internet_20_link" text:visited-style-name="Visited_20_Internet_20_Link"><text:span text:style-name="Strong_20_Emphasis"><text:span text:style-name="T260">debian.org/cd/live</text:span></text:span></text:a><text:span text:style-name="Strong_20_Emphasis"><text:span text:style-name="T99">, </text:span></text:span><text:span text:style-name="Strong_20_Emphasis"><text:span text:style-name="T104">klik onder </text:span></text:span><text:span text:style-name="Strong_20_Emphasis"><text:span text:style-name="T110">DVD/USB</text:span></text:span><text:span text:style-name="Strong_20_Emphasis"><text:span text:style-name="T104"> op </text:span></text:span><text:span text:style-name="Strong_20_Emphasis"><text:span text:style-name="T110">amd64</text:span></text:span><text:span text:style-name="Strong_20_Emphasis"><text:span text:style-name="T104">.</text:span></text:span><text:span text:style-name="Strong_20_Emphasis"><text:span text:style-name="T99"><text:line-break/></text:span></text:span><text:span text:style-name="Strong_20_Emphasis"><text:span text:style-name="T105">K</text:span></text:span><text:span text:style-name="Strong_20_Emphasis"><text:span text:style-name="T102">lik op</text:span></text:span><text:span text:style-name="Strong_20_Emphasis"><text:span text:style-name="T100"> </text:span></text:span><text:span text:style-name="Strong_20_Emphasis"><text:span text:style-name="T111">debian-live-1</text:span></text:span><text:span text:style-name="Strong_20_Emphasis"><text:span text:style-name="T110">2</text:span></text:span><text:span text:style-name="Strong_20_Emphasis"><text:span text:style-name="T111">.</text:span></text:span><text:span text:style-name="Strong_20_Emphasis"><text:span text:style-name="T112">x</text:span></text:span><text:span text:style-name="Strong_20_Emphasis"><text:span text:style-name="T111">.</text:span></text:span><text:span text:style-name="Strong_20_Emphasis"><text:span text:style-name="T112">y</text:span></text:span><text:span text:style-name="Strong_20_Emphasis"><text:span text:style-name="T113">-</text:span></text:span><text:span text:style-name="Strong_20_Emphasis"><text:span text:style-name="T111">amd64-</text:span></text:span><text:span text:style-name="Strong_20_Emphasis"><text:span text:style-name="T107">s</text:span></text:span><text:span text:style-name="Strong_20_Emphasis"><text:span text:style-name="T111">tan</text:span></text:span><text:span text:style-name="Strong_20_Emphasis"><text:span text:style-name="T115">dard</text:span></text:span><text:span text:style-name="Strong_20_Emphasis"><text:span text:style-name="T114">.iso</text:span></text:span><text:span text:style-name="Strong_20_Emphasis"><text:span text:style-name="T94">.<text:line-break/></text:span></text:span><text:span text:style-name="Strong_20_Emphasis"><text:span text:style-name="T101">Plaats een </text:span></text:span><text:span text:style-name="Strong_20_Emphasis"><text:span text:style-name="T106">usb</text:span></text:span><text:span text:style-name="Strong_20_Emphasis"><text:span text:style-name="T94">-stick </text:span></text:span><text:span text:style-name="Strong_20_Emphasis"><text:span text:style-name="T101">van minimaal </text:span></text:span><text:span text:style-name="Strong_20_Emphasis"><text:span text:style-name="T107">2</text:span></text:span><text:span text:style-name="Strong_20_Emphasis"><text:span text:style-name="T94"> GB.<text:line-break/></text:span></text:span><text:span text:style-name="Strong_20_Emphasis"><text:span text:style-name="T140">Zoek</text:span></text:span><text:span text:style-name="Strong_20_Emphasis"><text:span text:style-name="T141"> </text:span></text:span><text:span text:style-name="Strong_20_Emphasis"><text:span text:style-name="T160">s</text:span></text:span><text:span text:style-name="Strong_20_Emphasis"><text:span text:style-name="T161">ch</text:span></text:span><text:span text:style-name="Strong_20_Emphasis"><text:span text:style-name="T141"> en klik op het pictogram van</text:span></text:span><text:span text:style-name="Strong_20_Emphasis"><text:span text:style-name="T142"> </text:span></text:span><text:span text:style-name="Strong_20_Emphasis"><text:span text:style-name="T163">Schijven</text:span></text:span><text:span text:style-name="Strong_20_Emphasis"><text:span text:style-name="T143">. Selecteer de </text:span></text:span><text:span text:style-name="Strong_20_Emphasis"><text:span text:style-name="T159">usb</text:span></text:span><text:span text:style-name="Strong_20_Emphasis"><text:span text:style-name="T143">-stick in de lijst van schijven aan de linkerkant en klik rechtsboven op </text:span></text:span><text:span text:style-name="Strong_20_Emphasis"><text:span text:style-name="T162">Schijfinstellingen</text:span></text:span><text:span text:style-name="Strong_20_Emphasis"><text:span text:style-name="T143"> </text:span></text:span><text:span text:style-name="Strong_20_Emphasis"><text:span text:style-name="T162">⋮</text:span></text:span><text:span text:style-name="Strong_20_Emphasis"><text:span text:style-name="T143"> (icoontje met de drie puntjes).</text:span></text:span></text:p><text:p text:style-name="P59"><text:span text:style-name="Strong_20_Emphasis"><text:span text:style-name="T143"><text:tab/>Kies </text:span></text:span><text:span text:style-name="Strong_20_Emphasis"><text:span text:style-name="T162">Schijfkopie terugzetten</text:span></text:span><text:span text:style-name="Strong_20_Emphasis"><text:span text:style-name="T143"> en selecteer </text:span></text:span><text:span text:style-name="Strong_20_Emphasis"><text:span text:style-name="T154">het net</text:span></text:span><text:span text:style-name="Strong_20_Emphasis"><text:span text:style-name="T152"> gedownloade </text:span></text:span><text:span text:style-name="Strong_20_Emphasis"><text:span text:style-name="T158">cd</text:span></text:span><text:span text:style-name="Strong_20_Emphasis"><text:span text:style-name="T152">-beeldbestand </text:span></text:span><text:span text:style-name="Strong_20_Emphasis"><text:span text:style-name="T153">(.iso)</text:span></text:span><text:span text:style-name="Strong_20_Emphasis"><text:span text:style-name="T152">.</text:span></text:span></text:p><text:p text:style-name="P54"><text:span text:style-name="Strong_20_Emphasis"><text:span text:style-name="T143"><text:tab/>Klik op </text:span></text:span><text:span text:style-name="Strong_20_Emphasis"><text:span text:style-name="T162">Terugzetten starten</text:span></text:span><text:span text:style-name="Strong_20_Emphasis"><text:span text:style-name="T143"> en vervolgens op </text:span></text:span><text:span text:style-name="Strong_20_Emphasis"><text:span text:style-name="T162">Terugzetten</text:span></text:span><text:span text:style-name="Strong_20_Emphasis"><text:span text:style-name="T144">.<text:line-break/></text:span></text:span><text:span text:style-name="Strong_20_Emphasis"><text:span text:style-name="T156">O</text:span></text:span><text:span text:style-name="Strong_20_Emphasis"><text:span text:style-name="T145">f </text:span></text:span><text:span text:style-name="Strong_20_Emphasis"><text:span text:style-name="T146">gebruik </text:span></text:span><text:span text:style-name="Strong_20_Emphasis"><text:span text:style-name="T147">het programma </text:span></text:span><text:span text:style-name="Strong_20_Emphasis"><text:span text:style-name="T131">Etche</text:span></text:span><text:span text:style-name="Strong_20_Emphasis"><text:span text:style-name="T132">r</text:span></text:span><text:span text:style-name="Strong_20_Emphasis"><text:span text:style-name="T147">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61">etcher.io</text:span></text:span></text:a><text:span text:style-name="Strong_20_Emphasis"><text:span text:style-name="T148">) </text:span></text:span><text:span text:style-name="Strong_20_Emphasis"><text:span text:style-name="T157">dat </text:span></text:span><text:span text:style-name="Strong_20_Emphasis"><text:span text:style-name="T145">beschikbaar </text:span></text:span><text:span text:style-name="Strong_20_Emphasis"><text:span text:style-name="T157">is </text:span></text:span><text:span text:style-name="Strong_20_Emphasis"><text:span text:style-name="T145">voor </text:span></text:span><text:span text:style-name="Strong_20_Emphasis"><text:span text:style-name="T143">Windows, </text:span></text:span><text:span text:style-name="Strong_20_Emphasis"><text:span text:style-name="T149">mac</text:span></text:span><text:span text:style-name="Strong_20_Emphasis"><text:span text:style-name="T150">OS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7">Linux</text:span></text:span><text:span text:style-name="Strong_20_Emphasis"><text:span text:style-name="T151">.</text:span></text:span></text:p></text:note-body></text:note></text:span><text:span text:style-name="T86"> </text:span><text:span text:style-name="T89">of </text:span><text:span text:style-name="T90">DVD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6"> </text:span></text:span><text:span text:style-name="Strong_20_Emphasis"><text:span text:style-name="T29">Start inst</text:span></text:span><text:span text:style-name="Strong_20_Emphasis"><text:span text:style-name="T30">a</text:span></text:span><text:span text:style-name="Strong_20_Emphasis"><text:span text:style-name="T29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2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3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2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1" draw:name="Vorm 1" draw:style-name="gr1" draw:text-style-name="P92" svg:width="0.35cm" svg:height="0.35cm" draw:control="control22"/></text:p>
          </table:table-cell>
          <table:table-cell table:style-name="_32_._5f_Installatie_5f_uitvoeren.C9" office:value-type="string">
            <text:p text:style-name="P83"><text:span text:style-name="Strong_20_Emphasis"><text:span text:style-name="T67">Bij</text:span></text:span> <text:span text:style-name="T257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7">Stel geen </text:span><text:span text:style-name="T218">Root</text:span><text:span text:style-name="T217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40"><text:span text:style-name="Strong_20_Emphasis"><text:span text:style-name="T68"/></text:span></text:p>
      <text:list xml:id="list123243152732688" text:continue-numbering="true" text:style-name="L1">
        <text:list-item>
          <text:p text:style-name="P91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10" draw:name="Vorm4_1" draw:style-name="gr1" draw:text-style-name="P92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6"><text:span text:style-name="T264">Debian-</text:span><text:span text:style-name="T265">p</text:span>akket kz plaatst documenten en scripts van Karel Zimmer <text:span text:style-name="T263">(zie </text:span><text:a xlink:type="simple" xlink:href="https://karelzimmer.nl/" text:style-name="Internet_20_link" text:visited-style-name="Visited_20_Internet_20_Link"><text:span text:style-name="Strong_20_Emphasis"><text:span text:style-name="T262">karelzimmer.nl</text:span></text:span></text:a><text:span text:style-name="Strong_20_Emphasis"><text:span text:style-name="T155">) </text:span></text:span>voor het installeren en beheren van Debian en op Debian gebaseerd systeem zoals Ubuntu.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80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4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9" office:value-type="string">
            <text:p text:style-name="P84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3 - 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123243028779560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1" draw:name="Vorm36_0" draw:style-name="gr1" draw:text-style-name="P92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9" draw:name="Vorm36_ 1" draw:style-name="gr1" draw:text-style-name="P92" svg:width="0.35cm" svg:height="0.35cm" draw:control="control20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2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8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2" draw:name="Vorm36_2" draw:style-name="gr1" draw:text-style-name="P92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20" draw:name="Vorm36_ 2" draw:style-name="gr1" draw:text-style-name="P92" svg:width="0.35cm" svg:height="0.35cm" draw:control="control21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4 - 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82">E</text:span><text:span text:style-name="T83">inde c</text:span><text:span text:style-name="T84">hecklist, </text:span><text:span text:style-name="T85">d</text:span><text:span text:style-name="T84">e</text:span><text:span text:style-name="T186"> installatie van </text:span><text:span text:style-name="T186"><text:user-field-get text:name="Distro">Debian</text:user-field-get></text:span><text:span text:style-name="T190"><text:s/></text:span><text:span text:style-name="T190"><text:user-field-get text:name="Version">12</text:user-field-get></text:span><text:span text:style-name="Strong_20_Emphasis"><text:span text:style-name="T187"><text:s/></text:span></text:span><text:span text:style-name="Strong_20_Emphasis"><text:span text:style-name="T188">LTS </text:span></text:span><text:span text:style-name="Strong_20_Emphasis"><text:span text:style-name="T191"><text:user-field-get text:name="Edition">Server</text:user-field-get></text:span></text:span><text:span text:style-name="Strong_20_Emphasis"><text:span text:style-name="T191"><text:s/></text:span></text:span><text:span text:style-name="T186">is voltooid.</text:span></text:p>
      <text:p text:style-name="P33"/>
      <text:p text:style-name="P27"><text:span text:style-name="Emphasis"><text:span text:style-name="T26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7">Karel Zimmer</text:span></text:span></text:a><text:span text:style-name="Emphasis"><text:span text:style-name="T26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9">CC0 1.0 Universeel</text:span></text:span></text:a><text:span text:style-name="Emphasis"><text:span text:style-name="T266">,</text:span></text:span><text:span text:style-name="Emphasis"><text:span text:style-name="T268"> </text:span></text:span><text:span text:style-name="Strong_20_Emphasis"><text:span text:style-name="T47"><text:user-field-get text:name="Releaseyear">2023</text:user-field-get></text:span></text:span><text:span text:style-name="Emphasis"><text:span text:style-name="T27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3T12:32:41.125591001">13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2:40.930877699</dc:date>
    <meta:keyword>Installatie</meta:keyword>
    <meta:keyword>Checklist</meta:keyword>
    <meta:keyword>Linux</meta:keyword>
    <meta:editing-cycles>6898</meta:editing-cycles>
    <meta:editing-duration>P12DT4H45M43S</meta:editing-duration>
    <meta:print-date>2021-03-23T20:07:57.967210640</meta:print-date>
    <dc:creator>Karel Zimmer</dc:creator>
    <meta:document-statistic meta:table-count="4" meta:image-count="0" meta:object-count="0" meta:page-count="4" meta:paragraph-count="81" meta:word-count="496" meta:character-count="3417" meta:non-whitespace-character-count="2960"/>
    <meta:user-defined meta:name="Info 1"/>
    <meta:user-defined meta:name="Info 2"/>
    <meta:user-defined meta:name="Info 3"/>
    <meta:user-defined meta:name="Info 4"/>
  </office:meta>
</office:document-meta>
</file>